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ableColumn19" style:family="table-column">
      <style:table-column-properties style:column-width="0.6861in"/>
    </style:style>
    <style:style style:name="TableColumn20" style:family="table-column">
      <style:table-column-properties style:column-width="1.8666in"/>
    </style:style>
    <style:style style:name="Table18" style:family="table">
      <style:table-properties style:width="2.5527in" fo:margin-left="0in" table:align="left"/>
    </style:style>
    <style:style style:name="TableRow21" style:family="table-row">
      <style:table-row-properties style:min-row-height="0.3937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Základnítext" style:family="paragraph">
      <style:paragraph-properties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Základnítext" style:family="paragraph">
      <style:paragraph-properties fo:line-height="100%"/>
    </style:style>
    <style:style style:name="TableRow26" style:family="table-row">
      <style:table-row-properties style:row-height="0.3937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Základnítext" style:family="paragraph">
      <style:paragraph-properties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Základnítext" style:family="paragraph">
      <style:paragraph-properties fo:line-height="100%"/>
    </style:style>
    <style:style style:name="TableRow31" style:family="table-row">
      <style:table-row-properties style:row-height="0.3937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Základnítext" style:family="paragraph">
      <style:paragraph-properties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Základnítext" style:family="paragraph">
      <style:paragraph-properties fo:line-height="100%"/>
    </style:style>
    <style:style style:name="TableRow36" style:family="table-row">
      <style:table-row-properties style:row-height="0.3937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Základnítext" style:family="paragraph">
      <style:paragraph-properties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Základnítext" style:family="paragraph">
      <style:paragraph-properties fo:line-height="100%"/>
    </style:style>
    <style:style style:name="TableRow41" style:family="table-row">
      <style:table-row-properties style:row-height="0.3937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Základnítext" style:family="paragraph">
      <style:paragraph-properties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Základnítext" style:family="paragraph">
      <style:paragraph-properties fo:line-height="100%"/>
    </style:style>
    <style:style style:name="TableRow46" style:family="table-row">
      <style:table-row-properties style:row-height="0.3937i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Základnítext" style:family="paragraph">
      <style:paragraph-properties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Základnítext" style:family="paragraph">
      <style:paragraph-properties fo:line-height="100%"/>
    </style:style>
    <style:style style:name="TableRow51" style:family="table-row">
      <style:table-row-properties style:row-height="0.3937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Základnítext" style:family="paragraph">
      <style:paragraph-properties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Základnítext" style:family="paragraph">
      <style:paragraph-properties fo:line-height="100%"/>
    </style:style>
    <style:style style:name="TableRow56" style:family="table-row">
      <style:table-row-properties style:row-height="0.3937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Základnítext" style:family="paragraph">
      <style:paragraph-properties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Základnítext" style:family="paragraph">
      <style:paragraph-properties fo:line-height="100%"/>
    </style:style>
    <style:style style:name="TableRow61" style:family="table-row">
      <style:table-row-properties style:row-height="0.3937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Základnítext" style:family="paragraph">
      <style:paragraph-properties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Základnítext" style:family="paragraph">
      <style:paragraph-properties fo:line-height="100%"/>
    </style:style>
    <style:style style:name="TableRow66" style:family="table-row">
      <style:table-row-properties style:row-height="0.3937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Základnítext" style:family="paragraph">
      <style:paragraph-properties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Základnítext" style:family="paragraph">
      <style:paragraph-properties fo:line-height="100%"/>
    </style:style>
    <style:style style:name="TableRow71" style:family="table-row">
      <style:table-row-properties style:row-height="0.3937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Základnítext" style:family="paragraph">
      <style:paragraph-properties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Základnítext" style:family="paragraph">
      <style:paragraph-properties fo:line-height="100%"/>
    </style:style>
    <style:style style:name="P76" style:parent-style-name="Základnítext" style:family="paragraph">
      <style:paragraph-properties fo:line-height="100%"/>
    </style:style>
    <style:style style:name="P77" style:parent-style-name="Základnítext" style:family="paragraph">
      <style:paragraph-properties fo:line-height="100%"/>
    </style:style>
    <style:style style:name="P78" style:parent-style-name="Základnítext" style:family="paragraph">
      <style:paragraph-properties fo:line-height="100%"/>
    </style:style>
    <style:style style:name="P79" style:parent-style-name="Základnítext" style:family="paragraph">
      <style:paragraph-properties fo:line-height="100%"/>
    </style:style>
    <style:style style:name="P80" style:parent-style-name="Základnítext" style:family="paragraph">
      <style:paragraph-properties fo:line-height="100%"/>
    </style:style>
    <style:style style:name="P81" style:parent-style-name="Základnítext" style:family="paragraph">
      <style:paragraph-properties fo:line-height="100%"/>
    </style:style>
    <style:style style:name="P82" style:parent-style-name="Základnítext" style:family="paragraph">
      <style:paragraph-properties fo:line-height="100%"/>
    </style:style>
    <style:style style:name="P83" style:parent-style-name="Základnítext" style:family="paragraph">
      <style:paragraph-properties fo:line-height="100%"/>
    </style:style>
    <style:style style:name="P84" style:parent-style-name="Základnítext" style:family="paragraph">
      <style:paragraph-properties fo:line-height="100%"/>
    </style:style>
    <style:style style:name="P85" style:parent-style-name="Základnítext" style:family="paragraph">
      <style:paragraph-properties fo:line-height="100%"/>
    </style:style>
    <style:style style:name="P86" style:parent-style-name="Základnítext" style:family="paragraph">
      <style:paragraph-properties fo:line-height="100%"/>
    </style:style>
    <style:style style:name="TableColumn88" style:family="table-column">
      <style:table-column-properties style:column-width="1.4736in"/>
    </style:style>
    <style:style style:name="TableColumn89" style:family="table-column">
      <style:table-column-properties style:column-width="2.8541in"/>
    </style:style>
    <style:style style:name="TableColumn90" style:family="table-column">
      <style:table-column-properties style:column-width="0.7291in"/>
    </style:style>
    <style:style style:name="Table87" style:family="table">
      <style:table-properties style:width="5.0569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T93" style:parent-style-name="Silné" style:family="text">
      <style:text-properties fo:font-weight="normal" style:font-weight-asian="normal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T95" style:parent-style-name="Silné" style:family="text">
      <style:text-properties fo:font-weight="normal" style:font-weight-asian="normal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Silné" style:family="text">
      <style:text-properties fo:font-weight="normal" style:font-weight-asian="normal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Základnítext" style:family="paragraph">
      <style:paragraph-properties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T102" style:parent-style-name="Silné" style:family="text">
      <style:text-properties fo:font-weight="normal" style:font-weight-asian="normal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T104" style:parent-style-name="Silné" style:family="text">
      <style:text-properties fo:font-weight="normal" style:font-weight-asian="normal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Základnítext" style:family="paragraph">
      <style:paragraph-properties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T109" style:parent-style-name="Silné" style:family="text">
      <style:text-properties fo:font-weight="normal" style:font-weight-asian="normal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T111" style:parent-style-name="Silné" style:family="text">
      <style:text-properties fo:font-weight="normal" style:font-weight-asian="normal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Základnítext" style:family="paragraph">
      <style:paragraph-properties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T116" style:parent-style-name="Silné" style:family="text">
      <style:text-properties fo:font-weight="normal" style:font-weight-asian="normal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T118" style:parent-style-name="Silné" style:family="text">
      <style:text-properties fo:font-weight="normal" style:font-weight-asian="normal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Základnítext" style:family="paragraph">
      <style:paragraph-properties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Silné" style:family="text">
      <style:text-properties fo:font-weight="normal" style:font-weight-asian="normal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T125" style:parent-style-name="Silné" style:family="text">
      <style:text-properties fo:font-weight="normal" style:font-weight-asian="normal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Základnítext" style:family="paragraph">
      <style:paragraph-properties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T130" style:parent-style-name="Silné" style:family="text">
      <style:text-properties fo:font-weight="normal" style:font-weight-asian="normal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T132" style:parent-style-name="Silné" style:family="text">
      <style:text-properties fo:font-weight="normal" style:font-weight-asian="normal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Základnítext" style:family="paragraph">
      <style:paragraph-properties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T137" style:parent-style-name="Silné" style:family="text">
      <style:text-properties fo:font-weight="normal" style:font-weight-asian="normal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139" style:parent-style-name="Silné" style:family="text">
      <style:text-properties fo:font-weight="normal" style:font-weight-asian="normal"/>
    </style:style>
    <style:style style:name="T140" style:parent-style-name="Silné" style:family="text">
      <style:text-properties fo:font-weight="normal" style:font-weight-asian="normal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Základnítext" style:family="paragraph">
      <style:paragraph-properties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145" style:parent-style-name="Silné" style:family="text">
      <style:text-properties fo:font-weight="normal" style:font-weight-asian="normal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147" style:parent-style-name="Silné" style:family="text">
      <style:text-properties fo:font-weight="normal" style:font-weight-asian="normal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Základnítext" style:family="paragraph">
      <style:paragraph-properties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T152" style:parent-style-name="Silné" style:family="text">
      <style:text-properties fo:font-weight="normal" style:font-weight-asian="normal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T154" style:parent-style-name="Silné" style:family="text">
      <style:text-properties fo:font-weight="normal" style:font-weight-asian="normal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Základnítext" style:family="paragraph">
      <style:paragraph-properties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159" style:parent-style-name="Silné" style:family="text">
      <style:text-properties fo:font-weight="normal" style:font-weight-asian="normal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T161" style:parent-style-name="Silné" style:family="text">
      <style:text-properties fo:font-weight="normal" style:font-weight-asian="normal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Základnítext" style:family="paragraph">
      <style:paragraph-properties fo:text-align="start" fo:line-height="100%"/>
    </style:style>
    <style:style style:name="P165" style:parent-style-name="Základnítext" style:family="paragraph">
      <style:paragraph-properties fo:text-align="start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167" style:parent-style-name="Silné" style:family="text">
      <style:text-properties fo:font-weight="normal" style:font-weight-asian="normal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T169" style:parent-style-name="Silné" style:family="text">
      <style:text-properties fo:font-weight="normal" style:font-weight-asian="normal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Základnítext" style:family="paragraph">
      <style:paragraph-properties fo:text-align="start" fo:line-height="100%"/>
    </style:style>
    <style:style style:name="P173" style:parent-style-name="Základnítext" style:family="paragraph">
      <style:paragraph-properties fo:text-align="start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Silné" style:family="text">
      <style:text-properties fo:font-weight="normal" style:font-weight-asian="normal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177" style:parent-style-name="Silné" style:family="text">
      <style:text-properties fo:font-weight="normal" style:font-weight-asian="normal"/>
    </style:style>
    <style:style style:name="T178" style:parent-style-name="Silné" style:family="text">
      <style:text-properties fo:font-weight="normal" style:font-weight-asian="normal"/>
    </style:style>
    <style:style style:name="T179" style:parent-style-name="Silné" style:family="text">
      <style:text-properties fo:font-weight="normal" style:font-weight-asian="normal"/>
    </style:style>
    <style:style style:name="T180" style:parent-style-name="Standardnípísmoodstavce" style:family="text">
      <style:text-properties fo:font-weight="bold" style:font-weight-asian="bold"/>
    </style:style>
    <style:style style:name="T181" style:parent-style-name="Silné" style:family="text">
      <style:text-properties fo:font-weight="normal" style:font-weight-asian="normal"/>
    </style:style>
    <style:style style:name="T182" style:parent-style-name="Značkapozn.podčarou" style:family="text">
      <style:text-properties fo:font-weight="normal" style:font-weight-asian="normal" style:font-weight-complex="bold"/>
    </style:style>
    <style:style style:name="T183" style:parent-style-name="Silné" style:family="text">
      <style:text-properties fo:font-weight="normal" style:font-weight-asian="normal"/>
    </style:style>
    <style:style style:name="T184" style:parent-style-name="Zdůraznění" style:family="text">
      <style:text-properties fo:font-weight="bold" style:font-weight-asian="bold"/>
    </style:style>
    <style:style style:name="T185" style:parent-style-name="Silné" style:family="text">
      <style:text-properties fo:font-weight="normal" style:font-weight-asian="normal"/>
    </style:style>
    <style:style style:name="P186" style:parent-style-name="Normální" style:family="paragraph">
      <style:text-properties fo:background-color="#FFFF00"/>
    </style:style>
    <style:style style:name="P187" style:parent-style-name="Normální" style:family="paragraph">
      <style:text-properties fo:background-color="#FFFF00"/>
    </style:style>
    <style:style style:name="P188" style:parent-style-name="Normální" style:family="paragraph">
      <style:text-properties fo:background-color="#FFFF00"/>
    </style:style>
    <style:style style:name="P189" style:parent-style-name="Normální" style:family="paragraph">
      <style:text-properties fo:background-color="#FFFF00"/>
    </style:style>
    <style:style style:name="P190" style:parent-style-name="Základnítext" style:family="paragraph"/>
    <style:style style:name="P191" style:parent-style-name="Základnítext" style:family="paragraph"/>
    <style:style style:name="P192" style:parent-style-name="Základnítext" style:family="paragraph"/>
    <style:style style:name="P193" style:parent-style-name="Základnítext" style:family="paragraph"/>
    <style:style style:name="P194" style:parent-style-name="Základnítext" style:family="paragraph"/>
    <style:style style:name="P195" style:parent-style-name="Základnítext" style:family="paragraph"/>
    <style:style style:name="P196" style:parent-style-name="Základnítext" style:family="paragraph"/>
    <style:style style:name="P197" style:parent-style-name="Základnítext" style:family="paragraph"/>
    <style:style style:name="P198" style:parent-style-name="Základnítext" style:family="paragraph"/>
    <style:style style:name="P199" style:parent-style-name="Základnítext" style:family="paragraph"/>
    <style:style style:name="P200" style:parent-style-name="Základnítext" style:family="paragraph"/>
    <style:style style:name="P201" style:parent-style-name="podpis" style:family="paragraph">
      <style:paragraph-properties fo:text-align="start"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0/2020<text:bookmark-end text:name="Text14"/></text:p>
            <text:p text:style-name="Normální">KVOP-17847/2020<text:bookmark-end text:name="Text2"/></text:p>
            <text:p text:style-name="Normální"><text:bookmark-start text:name="Text6"/>07. 05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<text:s text:c="5"/><text:bookmark-end text:name="Text8"/></text:p>
            <text:p text:style-name="Normální"><text:bookmark-start text:name="Text9"/>Mgr.<text:s/><text:bookmark-end text:name="Text9"/>M. D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á paní magistro,</text:p>
      <text:p text:style-name="Základnítext">dne 21. dubna 2020 obdržela Kancelář veřejného ochránce práv Vaši žádost podle zákona č. 106/1999 Sb., o svobodném přístupu k informacím, ve znění pozdějších předpisů, ve které žádáte sdělení následujících informací:</text:p>
      <text:h text:style-name="Nadpis1" text:outline-level="1">Body žádosti o informace:<text:s/></text:h>
      <text:p text:style-name="Základnítext"><text:span text:style-name="Zdůraznění">1. <text:s text:c="4"/>Počet podnětů, které obdržel ombudsman ve věci omezení přítomnosti otců u porodu v době nouzového stavu, a to ke dni k 20. 4.<text:s/></text:span><text:span text:style-name="Zdůraznění">2020 (prosím o informaci, kdy byly podněty ombudsmanovi doručeny).</text:span></text:p>
      <text:p text:style-name="Základnítext"><text:span text:style-name="Zdůraznění">2. <text:s text:c="4"/>Všechny odpovědi (anonymizované), které ombudsman odeslal lidem - podatelům podnětů ke dni vyřízení této žádosti.</text:span></text:p>
      <text:p text:style-name="Základnítext"><text:span text:style-name="Zdůraznění">3. <text:s text:c="4"/>Informaci, který pracovník (úřední osoba) tyto odpovědi pro<text:s/></text:span><text:span text:style-name="Zdůraznění">ombudsmana připravoval (jméno, příjmení).<text:s/></text:span></text:p>
      <text:p text:style-name="Základnítext"><text:span text:style-name="Zdůraznění">Má tento pracovník právnické vzdělání?</text:span></text:p>
      <text:p text:style-name="Základnítext"><text:span text:style-name="Zdůraznění">4. <text:s text:c="4"/>Informaci, který pracovník (úřední osoba) připravoval dopis pro ministra zdravotnictví (Č. j.: KVOP- 14655/2020/S)?<text:s/></text:span></text:p>
      <text:p text:style-name="Základnítext"><text:span text:style-name="Zdůraznění">Prosím o jméno a příjmení. Má tento pracovník práv</text:span><text:span text:style-name="Zdůraznění">nické vzdělání?</text:span></text:p>
      <text:p text:style-name="Základnítext"><text:span text:style-name="Zdůraznění">5. <text:s text:c="4"/>Informaci, kdy přesně odpovědi uvedené pod bodem 2 Kancelář odeslala adresátům. Zajímá mě datum odeslání poštou, emailem, datovými schránkami.</text:span></text:p>
      <text:p text:style-name="Základnítext"><text:span text:style-name="Zdůraznění">6. <text:s text:c="4"/>Informaci, kdy přesně byl z Kanceláře odeslán dopis ministrovi zdravotnictví (Č. j.</text:span><text:span text:style-name="Zdůraznění">: KVOP- 14655/2020/S).<text:s/></text:span></text:p>
      <text:p text:style-name="Základnítext"><text:span text:style-name="Zdůraznění">Zajímá mě datum, hodina, minuta odeslání.</text:span></text:p>
      <text:p text:style-name="Základnítext"><text:span text:style-name="Zdůraznění">7. <text:s text:c="4"/>Informaci, jak podněty uvedené pod bodem 1 ombudsman vyřídil podle zákona o Veřejném ochránci práv (konkrétní paragraf, odstavec, písmeno)?</text:span></text:p>
      <text:soft-page-break/>
      <text:p text:style-name="Základnítext"><text:span text:style-name="Zdůraznění">8. <text:s text:c="4"/>Informaci, kde je písemně zachycena<text:s/></text:span><text:span text:style-name="Zdůraznění">interní právní analýza ombudsmana týkající se zákonnosti omezení přítomnosti otců u porodu na základě mimořádného opatření ministerstva (včetně tzv. testu proporcionality)? Pokud je někde analýza písemně zachycena, žádám o její zaslání.</text:span></text:p>
      <text:p text:style-name="Základnítext"><text:span text:style-name="Zdůraznění">9. <text:s text:c="4"/>Informace, k</text:span><text:span text:style-name="Zdůraznění">terými ombudsman prokazatelně doloží, že jeho zástupkyně byla pasivní v této věci (rozhovor pro DVTV) a proto si vyřízení podnětu uvedených v bodě 1 „vzal pod sebe“.</text:span></text:p>
      <text:p text:style-name="Základnítext"><text:span text:style-name="Zdůraznění">10. <text:s/>Informaci, co je podle zákona o Veřejném ochránci práv dopis poslaný ministrovi zdrav</text:span><text:span text:style-name="Zdůraznění">otnictví? (Č. j.: KVOP- 14655/2020/S). Prosím o konkrétní paragraf, odstavec, písmeno ze zákona o veřejném ochránci práv.</text:span></text:p>
      <text:p text:style-name="Základnítext"><text:span text:style-name="Zdůraznění">11. <text:s/>Informaci, zda ombudsman v uvedené věci vede šetření?</text:span></text:p>
      <text:p text:style-name="Základnítext"><text:span text:style-name="Zdůraznění">12. <text:s/>Pokud ne, proč ombudsman ministra oslovil?</text:span></text:p>
      <text:p text:style-name="Základnítext"><text:span text:style-name="Zdůraznění">13. <text:s/>Pokud vede šetření, kd</text:span><text:span text:style-name="Zdůraznění">y vydá zprávu o šetření?</text:span></text:p>
      <text:h text:style-name="Nadpis1" text:outline-level="1">Odpovědi:<text:s/></text:h>
      <text:p text:style-name="Základnítext">Ve smyslu zákona o svobodném přístupu k informacím<text:s/><text:span text:style-name="Silné">se poskytují níže uvedené informace:<text:s/></text:span></text:p>
      <text:p text:style-name="Základnítext"><text:span text:style-name="Silné">Ad 1)</text:span><text:s/>Celkem bylo ke dni 20. 4. 2020 doručeno 11 podání, které se týkaly žádosti o řešení přítomností otců (třetích osob) u porodů.<text:s/>Datum doručení naleznete v následující tabulce: <text:s/></text:p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list text:style-name="LFO3_1" text:continue-numbering="true">
              <text:list-item>
                <text:p text:style-name="P23"/>
              </text:list-item>
            </text:list>
          </table:table-cell>
          <table:table-cell table:style-name="TableCell24">
            <text:p text:style-name="P25">13. 3. 2020<text:s/></text:p>
          </table:table-cell>
        </table:table-row>
        <table:table-row table:style-name="TableRow26">
          <table:table-cell table:style-name="TableCell27">
            <text:list text:style-name="LFO3_1" text:continue-numbering="true">
              <text:list-item>
                <text:p text:style-name="P28"/>
              </text:list-item>
            </text:list>
          </table:table-cell>
          <table:table-cell table:style-name="TableCell29">
            <text:p text:style-name="P30">19. 3. 2020</text:p>
          </table:table-cell>
        </table:table-row>
        <table:table-row table:style-name="TableRow31">
          <table:table-cell table:style-name="TableCell32">
            <text:list text:style-name="LFO3_1" text:continue-numbering="true">
              <text:list-item>
                <text:p text:style-name="P33"/>
              </text:list-item>
            </text:list>
          </table:table-cell>
          <table:table-cell table:style-name="TableCell34">
            <text:p text:style-name="P35">19. 3. 2020</text:p>
          </table:table-cell>
        </table:table-row>
        <table:table-row table:style-name="TableRow36">
          <table:table-cell table:style-name="TableCell37">
            <text:list text:style-name="LFO3_1" text:continue-numbering="true">
              <text:list-item>
                <text:p text:style-name="P38"/>
              </text:list-item>
            </text:list>
          </table:table-cell>
          <table:table-cell table:style-name="TableCell39">
            <text:p text:style-name="P40">24. 3. 2020<text:s/></text:p>
          </table:table-cell>
        </table:table-row>
        <table:table-row table:style-name="TableRow41">
          <table:table-cell table:style-name="TableCell42">
            <text:list text:style-name="LFO3_1" text:continue-numbering="true">
              <text:list-item>
                <text:p text:style-name="P43"/>
              </text:list-item>
            </text:list>
          </table:table-cell>
          <table:table-cell table:style-name="TableCell44">
            <text:p text:style-name="P45">25. 3. 2020</text:p>
          </table:table-cell>
        </table:table-row>
        <table:table-row table:style-name="TableRow46">
          <table:table-cell table:style-name="TableCell47">
            <text:list text:style-name="LFO3_1" text:continue-numbering="true">
              <text:list-item>
                <text:p text:style-name="P48"/>
              </text:list-item>
            </text:list>
          </table:table-cell>
          <table:table-cell table:style-name="TableCell49">
            <text:p text:style-name="P50">25. 3. 2020</text:p>
          </table:table-cell>
        </table:table-row>
        <table:table-row table:style-name="TableRow51">
          <table:table-cell table:style-name="TableCell52">
            <text:list text:style-name="LFO3_1" text:continue-numbering="true">
              <text:list-item>
                <text:p text:style-name="P53"/>
              </text:list-item>
            </text:list>
          </table:table-cell>
          <table:table-cell table:style-name="TableCell54">
            <text:p text:style-name="P55">26. 3. 2020</text:p>
          </table:table-cell>
        </table:table-row>
        <table:table-row table:style-name="TableRow56">
          <table:table-cell table:style-name="TableCell57">
            <text:list text:style-name="LFO3_1" text:continue-numbering="true">
              <text:list-item>
                <text:p text:style-name="P58"/>
              </text:list-item>
            </text:list>
          </table:table-cell>
          <table:table-cell table:style-name="TableCell59">
            <text:p text:style-name="P60">6. 4. 2020</text:p>
          </table:table-cell>
        </table:table-row>
        <table:table-row table:style-name="TableRow61">
          <table:table-cell table:style-name="TableCell62">
            <text:list text:style-name="LFO3_1" text:continue-numbering="true">
              <text:list-item>
                <text:p text:style-name="P63"/>
              </text:list-item>
            </text:list>
          </table:table-cell>
          <table:table-cell table:style-name="TableCell64">
            <text:p text:style-name="P65">9. 4. 2020</text:p>
          </table:table-cell>
        </table:table-row>
        <table:table-row table:style-name="TableRow66">
          <table:table-cell table:style-name="TableCell67">
            <text:list text:style-name="LFO3_1" text:continue-numbering="true">
              <text:list-item>
                <text:p text:style-name="P68"/>
              </text:list-item>
            </text:list>
          </table:table-cell>
          <table:table-cell table:style-name="TableCell69">
            <text:p text:style-name="P70">9. 4. 2020</text:p>
          </table:table-cell>
        </table:table-row>
        <table:table-row table:style-name="TableRow71">
          <table:table-cell table:style-name="TableCell72">
            <text:list text:style-name="LFO3_1" text:continue-numbering="true">
              <text:list-item>
                <text:p text:style-name="P73"/>
              </text:list-item>
            </text:list>
          </table:table-cell>
          <table:table-cell table:style-name="TableCell74">
            <text:p text:style-name="P75">14. 4. 2020<text:s/></text:p>
          </table:table-cell>
        </table:table-row>
      </table:table>
      <text:p text:style-name="Základnítext"/>
      <text:p text:style-name="Základnítext"/>
      <text:p text:style-name="Základnítext"><text:span text:style-name="Silné">Ad 2)</text:span><text:s/>V příloze zasílám anonymizované odpovědi,<text:s/>které veřejný ochránce práv odeslal lidem - podatelům podnětů ke dni vyřízení této žádosti. Jedná se o tyto spisové značky/ čísla jednací:</text:p>
      <text:list text:style-name="LFO4" text:continue-numbering="true">
        <text:list-item>
          <text:p text:style-name="P76">1777/2020</text:p>
        </text:list-item>
        <text:list-item>
          <text:p text:style-name="P77">1882/2020</text:p>
        </text:list-item>
        <text:list-item>
          <text:p text:style-name="P78">1883/2020</text:p>
        </text:list-item>
        <text:list-item>
          <text:p text:style-name="P79">1929/2020</text:p>
        </text:list-item>
        <text:list-item>
          <text:p text:style-name="P80">1951/2020</text:p>
        </text:list-item>
        <text:list-item>
          <text:p text:style-name="P81">1982/2020</text:p>
        </text:list-item>
        <text:list-item>
          <text:p text:style-name="P82">1980/2020</text:p>
        </text:list-item>
        <text:list-item>
          <text:p text:style-name="P83">2215/2020</text:p>
        </text:list-item>
        <text:list-item>
          <text:p text:style-name="P84">2248/2020</text:p>
        </text:list-item>
        <text:list-item>
          <text:p text:style-name="P85">2267/2020 (č. j.<text:s/>KVOP-15775/2020)</text:p>
        </text:list-item>
        <text:list-item>
          <text:p text:style-name="P86">2267/2020 (č. j. KVOP-15777/2020)</text:p>
        </text:list-item>
      </text:list>
      <text:p text:style-name="Základnítext"><text:span text:style-name="Zdůraznění">Ad 3)</text:span><text:s/>Osobami pověřenými přípravou odpovědí na podněty, které se týkaly zákazu přítomností otců (třetích osob) u porodu byli Petra Jelínková a Miroslav Frýdek. Oba mají právnické vzdělání. <text:s/></text:p>
      <text:p text:style-name="Základnítext"><text:span text:style-name="Zdůraznění">Ad 4) O</text:span>soba pověřená přípravou dopisu pro ministra zdravotnictví (č. j.: KVOP- 14655/2020/S) byl Miroslav Přidal, který má právnické vzdělání. <text:s/></text:p>
      <text:p text:style-name="Základnítext"><text:span text:style-name="Zdůraznění">Ad 5) <text:s text:c="2"/></text:span>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Základnítext"><text:span text:style-name="T93">Spisová značka/číslo jednací <text:s/></text:span></text:p>
          </table:table-cell>
          <table:table-cell table:style-name="TableCell94">
            <text:p text:style-name="Základnítext"><text:span text:style-name="T95">Kdy byla odpověď podepsána (časový údaj)</text:span></text:p>
          </table:table-cell>
          <table:table-cell table:style-name="TableCell96">
            <text:p text:style-name="Základnítext"><text:span text:style-name="T97">Typ odeslání<text:s/></text:span></text:p>
          </table:table-cell>
        </table:table-row>
        <table:table-row table:style-name="TableRow98">
          <table:table-cell table:style-name="TableCell99">
            <text:p text:style-name="P100">1777/2020</text:p>
          </table:table-cell>
          <table:table-cell table:style-name="TableCell101">
            <text:p text:style-name="Základnítext"><text:span text:style-name="T102">15.04.2020 15:37:26</text:span></text:p>
          </table:table-cell>
          <table:table-cell table:style-name="TableCell103">
            <text:p text:style-name="Základnítext"><text:span text:style-name="T104">Datová schránka<text:s/></text:span></text:p>
          </table:table-cell>
        </table:table-row>
        <table:table-row table:style-name="TableRow105">
          <table:table-cell table:style-name="TableCell106">
            <text:p text:style-name="P107">1882/2020</text:p>
          </table:table-cell>
          <table:table-cell table:style-name="TableCell108">
            <text:p text:style-name="Základnítext"><text:span text:style-name="T109">15.04.2020 15:37:49<text:s/></text:span></text:p>
          </table:table-cell>
          <table:table-cell table:style-name="TableCell110">
            <text:p text:style-name="Normální"><text:span text:style-name="T111">Datová schránka<text:s/></text:span></text:p>
          </table:table-cell>
        </table:table-row>
        <table:table-row table:style-name="TableRow112">
          <table:table-cell table:style-name="TableCell113">
            <text:p text:style-name="P114">1883/2020</text:p>
          </table:table-cell>
          <table:table-cell table:style-name="TableCell115">
            <text:p text:style-name="Základnítext"><text:span text:style-name="T116">15.04.2020 15:37:49</text:span></text:p>
          </table:table-cell>
          <table:table-cell table:style-name="TableCell117">
            <text:p text:style-name="Normální"><text:span text:style-name="T118">Datová schránka<text:s/></text:span></text:p>
          </table:table-cell>
        </table:table-row>
        <table:table-row table:style-name="TableRow119">
          <table:table-cell table:style-name="TableCell120">
            <text:p text:style-name="P121">1929/2020</text:p>
          </table:table-cell>
          <table:table-cell table:style-name="TableCell122">
            <text:p text:style-name="Základnítext"><text:span text:style-name="T123">21.04.2020 14:59:44</text:span></text:p>
          </table:table-cell>
          <table:table-cell table:style-name="TableCell124">
            <text:p text:style-name="Normální"><text:span text:style-name="T125">Datová schránka<text:s/></text:span></text:p>
          </table:table-cell>
        </table:table-row>
        <text:soft-page-break/>
        <table:table-row table:style-name="TableRow126">
          <table:table-cell table:style-name="TableCell127">
            <text:p text:style-name="P128">1951/2020</text:p>
          </table:table-cell>
          <table:table-cell table:style-name="TableCell129">
            <text:p text:style-name="Základnítext"><text:span text:style-name="T130">15.04.2020 15:37:49<text:s/></text:span></text:p>
          </table:table-cell>
          <table:table-cell table:style-name="TableCell131">
            <text:p text:style-name="Normální"><text:span text:style-name="T132">Datová schránka<text:s/></text:span></text:p>
          </table:table-cell>
        </table:table-row>
        <table:table-row table:style-name="TableRow133">
          <table:table-cell table:style-name="TableCell134">
            <text:p text:style-name="P135">1982/2020</text:p>
          </table:table-cell>
          <table:table-cell table:style-name="TableCell136">
            <text:p text:style-name="Základnítext"><text:span text:style-name="T137">05.05.2020 08:44:58</text:span></text:p>
          </table:table-cell>
          <table:table-cell table:style-name="TableCell138">
            <text:p text:style-name="Normální"><text:span text:style-name="T139">Datová<text:s/></text:span><text:span text:style-name="T140">schránka</text:span></text:p>
          </table:table-cell>
        </table:table-row>
        <table:table-row table:style-name="TableRow141">
          <table:table-cell table:style-name="TableCell142">
            <text:p text:style-name="P143">1980/2020</text:p>
          </table:table-cell>
          <table:table-cell table:style-name="TableCell144">
            <text:p text:style-name="Základnítext"><text:span text:style-name="T145">15.04.2020 15:37:49</text:span></text:p>
          </table:table-cell>
          <table:table-cell table:style-name="TableCell146">
            <text:p text:style-name="Normální"><text:span text:style-name="T147">Datová schránka<text:s/></text:span></text:p>
          </table:table-cell>
        </table:table-row>
        <table:table-row table:style-name="TableRow148">
          <table:table-cell table:style-name="TableCell149">
            <text:p text:style-name="P150">2215/2020</text:p>
          </table:table-cell>
          <table:table-cell table:style-name="TableCell151">
            <text:p text:style-name="Základnítext"><text:span text:style-name="T152">22.04.2020 13:26:55<text:s/></text:span></text:p>
          </table:table-cell>
          <table:table-cell table:style-name="TableCell153">
            <text:p text:style-name="Normální"><text:span text:style-name="T154">Datová schránka<text:s/></text:span></text:p>
          </table:table-cell>
        </table:table-row>
        <table:table-row table:style-name="TableRow155">
          <table:table-cell table:style-name="TableCell156">
            <text:p text:style-name="P157">2248/2020</text:p>
          </table:table-cell>
          <table:table-cell table:style-name="TableCell158">
            <text:p text:style-name="Základnítext"><text:span text:style-name="T159">15.04.2020 15:37:49</text:span></text:p>
          </table:table-cell>
          <table:table-cell table:style-name="TableCell160">
            <text:p text:style-name="Normální"><text:span text:style-name="T161">Datová schránka<text:s/></text:span></text:p>
          </table:table-cell>
        </table:table-row>
        <table:table-row table:style-name="TableRow162">
          <table:table-cell table:style-name="TableCell163">
            <text:p text:style-name="P164">2267/2020</text:p>
            <text:p text:style-name="P165">(č.j. KVOP-15775/2020)</text:p>
          </table:table-cell>
          <table:table-cell table:style-name="TableCell166">
            <text:p text:style-name="Základnítext"><text:span text:style-name="T167">22.04.2020 13:26:55</text:span></text:p>
          </table:table-cell>
          <table:table-cell table:style-name="TableCell168">
            <text:p text:style-name="Normální"><text:span text:style-name="T169">Datová schránka<text:s/></text:span></text:p>
          </table:table-cell>
        </table:table-row>
        <table:table-row table:style-name="TableRow170">
          <table:table-cell table:style-name="TableCell171">
            <text:p text:style-name="P172">2267/2020</text:p>
            <text:p text:style-name="P173">(č.j.<text:s/>KVOP-15777/2020)<text:s/></text:p>
          </table:table-cell>
          <table:table-cell table:style-name="TableCell174">
            <text:p text:style-name="Základnítext"><text:span text:style-name="T175">22.04.2020 13:26:55<text:s/></text:span></text:p>
          </table:table-cell>
          <table:table-cell table:style-name="TableCell176">
            <text:p text:style-name="Normální"><text:span text:style-name="T177">Datová schránka<text:s/></text:span></text:p>
          </table:table-cell>
        </table:table-row>
      </table:table>
      <text:p text:style-name="Základnítext"><text:span text:style-name="Zdůraznění">Ad 6)<text:s/></text:span><text:span text:style-name="T178">Dopis veřejného ochránce práv JUDr. Stanislava Křečka ze dne 9. dubna 2020, č. j. KVOP-14655/2020/S ministru zdravotnictví Mgr. et. Mgr. Adamu Vojtěchovi byl Kanceláří veřejného ochránce práv v</text:span><text:span text:style-name="T179">ypraven dne 9. 4. 2020 v čase 8:58.<text:s/></text:span></text:p>
      <text:p text:style-name="Základnítext">Ad 7)<text:span text:style-name="Zdůraznění"><text:s/>Všechna podání byla vyřízena podle § 12 odst. 2 písm. d)</text:span><text:span text:style-name="Značkapozn.podčarou"><text:note text:note-class="footnote" text:id="_ftn0"><text:note-citation>1</text:note-citation><text:note-body><text:p text:style-name="Textpozn.podčarou"><text:s/>„Ochránce může podnět odložit, jestliže věc, které se podnět týká, je projednávána soudem nebo již byla soudem rozhodnuta”</text:p></text:note-body></text:note></text:span><text:span text:style-name="Zdůraznění"><text:s/>zákona č. 349/1999 Sb., o<text:s/></text:span><text:span text:style-name="Zdůraznění">veřejném ochránci práv, ve znění pozdějších předpisů. <text:s text:c="2"/></text:span></text:p>
      <text:p text:style-name="Základnítext"><text:span text:style-name="Zdůraznění">Ad 8) Interní právní analýza a test proporcionality v písemné podobě nebyly vyhotovovány. Právní analýza a test proporcionality byly předmětem debat a konzultací veřejného ochránce práv a zástupkyně<text:s/></text:span><text:span text:style-name="Zdůraznění">veřejného ochránce práv s právníky Kanceláře veřejného ochránce práv. V písemné podobě jsou částečně zachyceny v odpovědi vedené pod. sp. zn.<text:s/></text:span>1929/2020, která je mezi přílohami.<text:s/></text:p>
      <text:p text:style-name="Základnítext">Ad 10) Dopis veřejného ochránce práv JUDr. Stanislava Křečka ze dne 9. dubna<text:s/>2020, č. j.<text:s/><text:span text:style-name="T180">K</text:span><text:span text:style-name="T181">VOP-14655/2020/S ministru zdravotnictví Mgr. et. Mgr. Adamu Vojtěchovi se opírá o ustanovení § 16</text:span><text:span text:style-name="T182"><text:note text:note-class="footnote" text:id="_ftn1"><text:note-citation>2</text:note-citation><text:note-body><text:p text:style-name="Textpozn.podčarou"><text:s/>„Všechny státní orgány a osoby vykonávající veřejnou správu jsou v mezích své působnosti povinny poskytovat ochránci při šetření pomoc, kterou<text:s/>si vyžádá.“ <text:s/></text:p></text:note-body></text:note></text:span><text:span text:style-name="T183"><text:s/>zákona č. 349/1999 Sb., o veřejném ochránci práv, ve znění pozdějších předpisů.<text:s/></text:span></text:p>
      <text:p text:style-name="Základnítext"><text:span text:style-name="Zdůraznění">Ad 11)<text:s/></text:span><text:span text:style-name="T184">V</text:span><text:span text:style-name="T185">eřejný ochránce práv nevede v záležitosti omezení přítomnosti osob u porodu šetření.</text:span></text:p>
      <text:soft-page-break/>
      <text:p text:style-name="Základnítext">Ad 12) Veřejný ochránce práv v předmětné věci ministra oslovil, jelikož se chtěl k dané věci vyjádřit a sdělil ministrovi svůj názor. Dále také požádal o informaci, zda se budou, v rámci měnící se situace v boji s pandemií COVID-19, vydaná opatření měnit (přehodnocovat). <text:s/></text:p>
      <text:p text:style-name="Základnítext"><text:span text:style-name="Zdůraznění">Ad 13) Jelikož není v dané věci vedeno šetření (d</text:span><text:span text:style-name="Zdůraznění">le § 14 zákona o veřejném ochránci práv), nebude žádná zpráva vydána (dle § 17 či § 18 zákona o veřejném ochránci práv).<text:s/></text:span></text:p>
      <text:p text:style-name="Základnítext"><text:span text:style-name="Silné">Současně<text:s/></text:span></text:p>
      <text:p text:style-name="Základnítext">v souladu s § 15 a § 20 odst. 4 písm. a) zákona č. 106/1999 Sb., o svobodném přístupu k informacím, ve znění pozdějších předpisů, ve spojení s § 67 a násl. zákona č. 500/2004 Sb., správního řádu, ve znění pozdějších předpisů,<text:s/><text:span text:style-name="Silné">vydává Kancelář veřejného ochránce práv</text:span><text:s/>jako povinný subjekt podle § 2 odst. 1 zákona o svobodném přístupu k informacím a současně jako osoba pověřená veřejným ochráncem práv k plnění povinností veřejného ochránce práv podle zákona o svobodném přístupu k informacím na základě § 25 odst. 2 zákona č. 349/1999 Sb., o veřejném ochránci práv, ve znění pozdějších předpisů,</text:p>
      <text:p text:style-name="Základnítext"/>
      <text:h text:style-name="Nadpis1" text:outline-level="1">rozhodnutí,</text:h>
      <text:p text:style-name="Normální"/>
      <text:p text:style-name="Základnítext">kterým se<text:s/><text:span text:style-name="Silné">částečně odmítá</text:span><text:s/>žádost Mgr.<text:s/>M. D., nar.<text:s/>X, trvale bytem<text:s/>X<text:s/>ze dne 21. dubna 2020 podle ustanovení §  11 odst. 1 písm. a)<text:span text:style-name="Zdůraznění"><text:s/></text:span>zákona o svobodném přístupu k informacím.</text:p>
      <text:p text:style-name="Základnítext"/>
      <text:h text:style-name="Nadpis1" text:outline-level="1">Odůvodnění</text:h>
      <text:p text:style-name="Normální"/>
      <text:p text:style-name="Základnítext">Dne 21. dubna 2020 se na Kancelář veřejného ochránce práv obrátila Mgr.<text:s/>M. D.<text:s/>s žádostí o informace podle zákona o svobodném přístupu k informacím.<text:s/></text:p>
      <text:p text:style-name="Základnítext">Požadovala následující informace:</text:p>
      <text:p text:style-name="Základnítext"><text:span text:style-name="Zdůraznění">1. <text:s text:c="4"/>Počet podnětů, které obdržel ombudsman ve věci omezení přítomnosti otců u porodu v do</text:span><text:span text:style-name="Zdůraznění">bě nouzového stavu, a to ke dni k 20. 4. 2020 (prosím o informaci, kdy byly podněty ombudsmanovi doručeny).</text:span></text:p>
      <text:p text:style-name="Základnítext"><text:span text:style-name="Zdůraznění">2. <text:s text:c="4"/>Všechny odpovědi (anonymizované), které ombudsman odeslal lidem - podatelům podnětů ke dni vyřízení této žádosti.</text:span></text:p>
      <text:p text:style-name="Základnítext"><text:span text:style-name="Zdůraznění">3. <text:s text:c="4"/>Informaci, který pra</text:span><text:span text:style-name="Zdůraznění">covník (úřední osoba) tyto odpovědi pro ombudsmana připravoval (jméno, příjmení).<text:s/></text:span></text:p>
      <text:p text:style-name="Základnítext"><text:span text:style-name="Zdůraznění">Má tento pracovník právnické vzdělání?</text:span></text:p>
      <text:p text:style-name="Základnítext"><text:span text:style-name="Zdůraznění">4. <text:s text:c="4"/>Informaci, který pracovník (úřední osoba) připravoval dopis pro ministra zdravotnictví (Č. j.: KVOP- 14655/2020/S)?<text:s/></text:span></text:p>
      <text:p text:style-name="Základnítext"><text:span text:style-name="Zdůraznění">Prosím o<text:s/></text:span><text:span text:style-name="Zdůraznění">jméno a příjmení. Má tento pracovník právnické vzdělání?</text:span></text:p>
      <text:soft-page-break/>
      <text:p text:style-name="Základnítext"><text:span text:style-name="Zdůraznění">5. <text:s text:c="4"/>Informaci, kdy přesně odpovědi uvedené pod bodem 2 Kancelář odeslala adresátům. Zajímá mě datum odeslání poštou, emailem, datovými schránkami.</text:span></text:p>
      <text:p text:style-name="Základnítext"><text:span text:style-name="Zdůraznění">6. <text:s text:c="4"/>Informaci, kdy přesně byl z Kanceláře odes</text:span><text:span text:style-name="Zdůraznění">lán dopis ministrovi zdravotnictví (Č. j.: KVOP- 14655/2020/S).<text:s/></text:span></text:p>
      <text:p text:style-name="Základnítext"><text:span text:style-name="Zdůraznění">Zajímá mě datum, hodina, minuta odeslání.</text:span></text:p>
      <text:p text:style-name="Základnítext"><text:span text:style-name="Zdůraznění">7. <text:s text:c="4"/>Informaci, jak podněty uvedené pod bodem 1 ombudsman vyřídil podle zákona o Veřejném ochránci práv (konkrétní paragraf, odstavec, písmeno)?</text:span></text:p>
      <text:p text:style-name="Základnítext"><text:span text:style-name="Zdůraznění">8.</text:span><text:span text:style-name="Zdůraznění"><text:s text:c="5"/>Informaci, kde je písemně zachycena interní právní analýza ombudsmana týkající se zákonnosti omezení přítomnosti otců u porodu na základě mimořádného opatření ministerstva (včetně tzv. testu proporcionality)? Pokud je někde analýza písemně zachycena,<text:s/></text:span><text:span text:style-name="Zdůraznění">žádám o její zaslání.</text:span></text:p>
      <text:p text:style-name="Základnítext"><text:span text:style-name="Zdůraznění">9. <text:s text:c="4"/>Informace, kterými ombudsman prokazatelně doloží, že jeho zástupkyně byla pasivní v této věci (rozhovor pro DVTV) a proto si vyřízení podnětu uvedených v bodě 1 „vzal pod sebe“.</text:span></text:p>
      <text:p text:style-name="Základnítext"><text:span text:style-name="Zdůraznění">10. <text:s/>Informaci, co je podle zákona o Veřejném och</text:span><text:span text:style-name="Zdůraznění">ránci práv dopis poslaný ministrovi zdravotnictví? (Č. j.: KVOP- 14655/2020/S). Prosím o konkrétní paragraf, odstavec, písmeno ze zákona o veřejném ochránci práv.</text:span></text:p>
      <text:p text:style-name="Základnítext"><text:span text:style-name="Zdůraznění">11. <text:s/>Informaci, zda ombudsman v uvedené věci vede šetření?</text:span></text:p>
      <text:p text:style-name="Základnítext"><text:span text:style-name="Zdůraznění">12. <text:s/>Pokud ne, proč ombudsman mini</text:span><text:span text:style-name="Zdůraznění">stra oslovil?</text:span></text:p>
      <text:p text:style-name="Základnítext"><text:span text:style-name="Zdůraznění">13. <text:s/>Pokud vede šetření, kdy vydá zprávu o šetření?</text:span></text:p>
      <text:p text:style-name="Základnítext">V souladu s ustanovením § 15, § 2 odst. 4 a § 11 odst. 1 písm. a) zákona o svobodném přístupu k informacím byla žádost o informace ve vztahu k bodu 9 částečně odmítnuta, protože se daná informace vztahuje k dotazu na názor a k vnitřním pokynům a personálním předpisům povinného subjektu. Vyžadovaná informace souvisí s interním aktem řízení (rozdělení působnosti a vztahu mezi veřejným ochráncem práv a zástupkyní veřejného ochránce práv), kterým<text:s/>veřejný ochránce práv dle ustanovení § 2 odst. 4 zákona č. 349/1999 Sb., o veřejném ochránci práv, ve znění pozdějších předpisů pověřil svou zástupkyni výkonem části působnosti ochránce a současně si vyhradil působnost v konkrétních případech, které určí.</text:p>
      <text:p text:style-name="Základnítext">Veškeré ostatní požadované informace byly žadatelce poskytnuty a doručeny spolu s tímto rozhodnutím.</text:p>
      <text:p text:style-name="Základnítext"/>
      <text:p text:style-name="Základnítext"/>
      <text:p text:style-name="Základnítext"/>
      <text:h text:style-name="Nadpis1" text:outline-level="1">Poučení</text:h>
      <text:p text:style-name="Normální"/>
      <text:soft-page-break/>
      <text:p text:style-name="Základnítext">Proti tomuto rozhodnutí lze podle § 16 zákona o svobodném přístupu k informacím podat ve lhůtě 15 dnů od jeho doručení odvolání k Úřadu pro ochranu osobních údajů prostřednictvím Kanceláře veřejného ochránce práv.</text:p>
      <text:p text:style-name="P186"/>
      <text:p text:style-name="P187"/>
      <text:p text:style-name="P188"/>
      <text:p text:style-name="P189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  <text:p text:style-name="Základnítext"/>
      <text:p text:style-name="Příloha">Přílohy:<text:s/></text:p>
      <text:p text:style-name="Základnítext">Kopie odpovědí: <text:s/></text:p>
      <text:list text:style-name="LFO5" text:continue-numbering="true">
        <text:list-item>
          <text:p text:style-name="P190">1777/2020</text:p>
        </text:list-item>
        <text:list-item>
          <text:p text:style-name="P191">1882/2020</text:p>
        </text:list-item>
        <text:list-item>
          <text:p text:style-name="P192">1883/2020</text:p>
        </text:list-item>
        <text:list-item>
          <text:p text:style-name="P193">1929/2020</text:p>
        </text:list-item>
        <text:list-item>
          <text:p text:style-name="P194">1951/2020</text:p>
        </text:list-item>
        <text:list-item>
          <text:p text:style-name="P195">1982/2020</text:p>
        </text:list-item>
        <text:list-item>
          <text:p text:style-name="P196">1980/2020</text:p>
        </text:list-item>
        <text:list-item>
          <text:p text:style-name="P197">2215/2020</text:p>
        </text:list-item>
        <text:list-item>
          <text:p text:style-name="P198">2248/2020</text:p>
        </text:list-item>
        <text:list-item>
          <text:p text:style-name="P199">2267/2020 (č. j. KVOP-15775/2020)</text:p>
        </text:list-item>
        <text:list-item>
          <text:p text:style-name="P200">2267/2020 (č. j. KVOP-15777/2020)</text:p>
        </text:list-item>
      </text:list>
      <text:p text:style-name="P201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7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E56U*</text:span></text:p>
        <text:p text:style-name="P12"><text:span text:style-name="T13">KVOPX00AE56U</text:span>KVOPX00AE56U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6-01T08:30:00Z</meta:creation-date>
    <dc:date>2020-06-01T08:35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7" meta:paragraph-count="20" meta:word-count="1456" meta:character-count="10031" meta:row-count="71" meta:non-whitespace-character-count="8595"/>
  </office:meta>
</office:document-meta>
</file>